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03" officeooo:paragraph-rsid="001f6503"/>
    </style:style>
    <style:style style:name="P2" style:family="paragraph" style:parent-style-name="Standard">
      <style:text-properties officeooo:rsid="002056a1" officeooo:paragraph-rsid="002056a1"/>
    </style:style>
    <style:style style:name="P3" style:family="paragraph" style:parent-style-name="Standard">
      <style:text-properties officeooo:rsid="0021707f" officeooo:paragraph-rsid="0021707f"/>
    </style:style>
    <style:style style:name="T1" style:family="text">
      <style:text-properties officeooo:rsid="00217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/create.sh</text:p>
      <text:p text:style-name="P1"/>
      <text:p text:style-name="P2">DROP TABLE IF EXISTS carrito CASCADE;</text:p>
      <text:p text:style-name="P1"/>
      <text:p text:style-name="P1">CREATE TABLE ……</text:p>
      <text:p text:style-name="P1"/>
      <text:p text:style-name="P1">password varchar (60)</text:p>
      <text:p text:style-name="P1"/>
      <text:p text:style-name="P1"/>
      <text:p text:style-name="P1">./<text:span text:style-name="T1">yii serve</text:span></text:p>
      <text:p text:style-name="P1"/>
      <text:p text:style-name="P3">localhost/8080/?r=gi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8:06.241445527</meta:creation-date>
    <dc:date>2021-04-20T21:05:42.733901630</dc:date>
    <meta:editing-duration>PT47M5S</meta:editing-duration>
    <meta:editing-cycles>1</meta:editing-cycles>
    <meta:document-statistic meta:table-count="0" meta:image-count="0" meta:object-count="0" meta:page-count="1" meta:paragraph-count="6" meta:word-count="16" meta:character-count="117" meta:non-whitespace-character-count="107"/>
    <meta:generator>LibreOffice/6.4.6.2$Linux_X86_64 LibreOffice_project/40$Build-2</meta:generator>
  </office:meta>
</office:document-meta>
</file>